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style:paragraph-properties fo:text-align="start"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color="#2a6099" fo:font-size="12pt" style:font-size-asian="12pt" style:font-size-complex="12pt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" fo:font-size="12pt" style:font-size-asian="12pt" style:font-name-complex="PalatinoLinotype" style:font-size-complex="12pt"/>
    </style:style>
    <style:style style:name="T3" style:family="text">
      <style:text-properties fo:color="#000000" style:font-name="Arial1" fo:font-size="14.1000003814697pt" fo:font-style="italic" fo:font-weight="bold" style:font-size-asian="14.1000003814697pt" style:font-name-complex="Arial1" style:font-size-complex="14.1000003814697pt" style:font-style-complex="italic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PalatinoLinotype" fo:font-size="11pt" style:font-size-asian="11pt" style:font-name-complex="PalatinoLinotype" style:font-size-complex="11pt"/>
    </style:style>
    <style:style style:name="T6" style:family="text">
      <style:text-properties fo:color="#000000" style:font-name="PalatinoLinotype" fo:font-size="11pt" fo:font-style="italic" style:font-size-asian="11pt" style:font-name-complex="PalatinoLinotype" style:font-size-complex="11pt" style:font-style-complex="italic"/>
    </style:style>
    <style:style style:name="T7" style:family="text">
      <style:text-properties fo:color="#2a60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844cm" svg:height="0.497cm" svg:x="2.096cm" svg:y="1.343cm">
          <draw:text-box>
            <text:p text:style-name="P2"><text:span text:style-name="T1">Homework – Chapter 11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063cm" svg:height="0.424cm" svg:x="2.096cm" svg:y="25.664cm">
          <draw:text-box>
            <text:p text:style-name="P2"><text:span text:style-name="T2">CMPE411 – OS Design &amp; </text:span><text:span text:style-name="T2">Implement.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1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i</text:span><text:span text:style-name="T2">n</text:span><text:span text:style-name="T2">g </text:span><text:span text:style-name="T2">2</text:span><text:span text:style-name="T2">0</text:span><text:span text:style-name="T2">2</text:span><text:span text:style-name="T2">0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5.781cm" svg:height="0.556cm" svg:x="1.905cm" svg:y="2.977cm">
          <draw:text-box>
            <text:p text:style-name="P2"><text:span text:style-name="T3">H</text:span><text:span text:style-name="T3">o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 </text:span><text:span text:style-name="T3">–</text:span><text:span text:style-name="T3"> </text:span><text:span text:style-name="T3">C</text:span><text:span text:style-name="T3">h</text:span><text:span text:style-name="T3">a</text:span><text:span text:style-name="T3">p</text:span><text:span text:style-name="T3">t</text:span><text:span text:style-name="T3">e</text:span><text:span text:style-name="T3">r</text:span><text:span text:style-name="T3"> </text:span><text:span text:style-name="T3">1</text:span><text:span text:style-name="T3">1</text:span><text:span text:style-name="T3"> </text:span></text:p>
          </draw:text-box>
        </draw:frame>
        <draw:frame draw:style-name="gr2" draw:text-style-name="P3" draw:layer="layout" svg:width="0.422cm" svg:height="0.424cm" svg:x="1.905cm" svg:y="3.7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9.056cm" svg:height="0.424cm" svg:x="1.905cm" svg:y="4.345cm">
          <draw:text-box>
            <text:p text:style-name="P2"><text:span text:style-name="T2">Upload to GradeScope – </text:span><text:span text:style-name="T2">instead of filling in my </text:span><text:span text:style-name="T2">template, you will be given a </text:span><text:span text:style-name="T2">chance to select regions </text:span></text:p>
          </draw:text-box>
        </draw:frame>
        <draw:frame draw:style-name="gr2" draw:text-style-name="P3" draw:layer="layout" svg:width="8.816cm" svg:height="0.424cm" svg:x="1.905cm" svg:y="4.917cm">
          <draw:text-box>
            <text:p text:style-name="P2"><text:span text:style-name="T2">o</text:span><text:span text:style-name="T2">f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s</text:span><text:span text:style-name="T2">u</text:span><text:span text:style-name="T2">b</text:span><text:span text:style-name="T2">m</text:span><text:span text:style-name="T2">i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. </text:span><text:span text:style-name="T2"><text:s text:c="2"/></text:span></text:p>
          </draw:text-box>
        </draw:frame>
        <draw:frame draw:style-name="gr2" draw:text-style-name="P3" draw:layer="layout" svg:width="0.422cm" svg:height="0.424cm" svg:x="2.54cm" svg:y="6.06cm">
          <draw:text-box>
            <text:p text:style-name="P2"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2.828cm" svg:y="5.984cm">
          <draw:text-box>
            <text:p text:style-name="P2"><text:span text:style-name="T4"><text:s/></text:span></text:p>
          </draw:text-box>
        </draw:frame>
        <draw:frame draw:style-name="gr2" draw:text-style-name="P6" draw:layer="layout" svg:width="11.364cm" svg:height="0.422cm" svg:x="3.175cm" svg:y="6.06cm">
          <draw:text-box>
            <text:p text:style-name="P5"><text:span text:style-name="T5">W</text:span><text:span text:style-name="T5">h</text:span><text:span text:style-name="T5">y</text:span><text:span text:style-name="T5"> </text:span><text:span text:style-name="T5">i</text:span><text:span text:style-name="T5">s</text:span><text:span text:style-name="T5"> </text:span><text:span text:style-name="T5">d</text:span><text:span text:style-name="T5">i</text:span><text:span text:style-name="T5">s</text:span><text:span text:style-name="T5">k</text:span><text:span text:style-name="T5"> </text:span><text:span text:style-name="T5">s</text:span><text:span text:style-name="T5">c</text:span><text:span text:style-name="T5">h</text:span><text:span text:style-name="T5">e</text:span><text:span text:style-name="T5">d</text:span><text:span text:style-name="T5">u</text:span><text:span text:style-name="T5">l</text:span><text:span text:style-name="T5">i</text:span><text:span text:style-name="T5">n</text:span><text:span text:style-name="T5">g</text:span><text:span text:style-name="T5"> </text:span><text:span text:style-name="T5">s</text:span><text:span text:style-name="T5">t</text:span><text:span text:style-name="T5">i</text:span><text:span text:style-name="T5">l</text:span><text:span text:style-name="T5">l </text:span><text:span text:style-name="T5">h</text:span><text:span text:style-name="T5">i</text:span><text:span text:style-name="T5">g</text:span><text:span text:style-name="T5">h</text:span><text:span text:style-name="T5">l</text:span><text:span text:style-name="T5">y</text:span><text:span text:style-name="T5"> </text:span><text:span text:style-name="T5">r</text:span><text:span text:style-name="T5">e</text:span><text:span text:style-name="T5">l</text:span><text:span text:style-name="T5">e</text:span><text:span text:style-name="T5">v</text:span><text:span text:style-name="T5">a</text:span><text:span text:style-name="T5">n</text:span><text:span text:style-name="T5">t</text:span><text:span text:style-name="T5"> </text:span><text:span text:style-name="T5">f</text:span><text:span text:style-name="T5">o</text:span><text:span text:style-name="T5">r</text:span><text:span text:style-name="T5"> </text:span><text:span text:style-name="T5">s</text:span><text:span text:style-name="T5">o</text:span><text:span text:style-name="T5">l</text:span><text:span text:style-name="T5">i</text:span><text:span text:style-name="T5">d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d</text:span><text:span text:style-name="T5">r</text:span><text:span text:style-name="T5">i</text:span><text:span text:style-name="T5">v</text:span><text:span text:style-name="T5">e</text:span><text:span text:style-name="T5">s</text:span><text:span text:style-name="T5">?</text:span><text:span text:style-name="T5"> </text:span></text:p>
          </draw:text-box>
        </draw:frame>
        <draw:frame draw:style-name="gr2" draw:text-style-name="P3" draw:layer="layout" svg:width="0.422cm" svg:height="0.424cm" svg:x="2.539cm" svg:y="8.107cm">
          <draw:text-box>
            <text:p text:style-name="P2"><text:span text:style-name="T2">2.</text:span></text:p>
          </draw:text-box>
        </draw:frame>
        <draw:frame draw:style-name="gr2" draw:text-style-name="P3" draw:layer="layout" svg:width="0.422cm" svg:height="0.475cm" svg:x="2.827cm" svg:y="8.031cm">
          <draw:text-box>
            <text:p text:style-name="P2"><text:span text:style-name="T4"><text:s/></text:span></text:p>
          </draw:text-box>
        </draw:frame>
        <draw:frame draw:style-name="gr2" draw:text-style-name="P6" draw:layer="layout" svg:width="16.355cm" svg:height="0.422cm" svg:x="3.174cm" svg:y="8.107cm">
          <draw:text-box>
            <text:p text:style-name="P5"><text:span text:style-name="T5">Look-up technical specs for two 512GB solid state drives, find cheapest and most expensive on </text:span></text:p>
          </draw:text-box>
        </draw:frame>
        <draw:frame draw:style-name="gr2" draw:text-style-name="P6" draw:layer="layout" svg:width="15.932cm" svg:height="0.422cm" svg:x="3.174cm" svg:y="8.674cm">
          <draw:text-box>
            <text:p text:style-name="P5"><text:span text:style-name="T5">Newegg or some other favorite huckster. <text:s/>Report </text:span><text:span text:style-name="T5">on the performance characteristics of these </text:span></text:p>
          </draw:text-box>
        </draw:frame>
        <draw:frame draw:style-name="gr2" draw:text-style-name="P6" draw:layer="layout" svg:width="16.224cm" svg:height="0.422cm" svg:x="3.174cm" svg:y="9.245cm">
          <draw:text-box>
            <text:p text:style-name="P5"><text:span text:style-name="T5">two drives, and compare and contrast any key differences. <text:s/>Is the more expensive drive worth </text:span></text:p>
          </draw:text-box>
        </draw:frame>
        <draw:frame draw:style-name="gr2" draw:text-style-name="P6" draw:layer="layout" svg:width="0.904cm" svg:height="0.422cm" svg:x="3.174cm" svg:y="9.817cm">
          <draw:text-box>
            <text:p text:style-name="P5"><text:span text:style-name="T5">it</text:span><text:span text:style-name="T5">? <text:s/></text:span><text:span text:style-name="T5"><text:s text:c="3"/></text:span></text:p>
          </draw:text-box>
        </draw:frame>
        <draw:frame draw:style-name="gr2" draw:text-style-name="P3" draw:layer="layout" svg:width="0.422cm" svg:height="0.424cm" svg:x="2.562cm" svg:y="13.895cm">
          <draw:text-box>
            <text:p text:style-name="P2"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2.85cm" svg:y="13.82cm">
          <draw:text-box>
            <text:p text:style-name="P2"><text:span text:style-name="T4"><text:s/></text:span></text:p>
          </draw:text-box>
        </draw:frame>
        <draw:frame draw:style-name="gr2" draw:text-style-name="P6" draw:layer="layout" svg:width="15.966cm" svg:height="0.422cm" svg:x="3.197cm" svg:y="13.895cm">
          <draw:text-box>
            <text:p text:style-name="P5"><text:span text:style-name="T5">In part 2, one of your key specs </text:span><text:span text:style-name="T6">should</text:span><text:span text:style-name="T5"> have included cache sizes. <text:s/>Why do SSD’s need cache, </text:span></text:p>
          </draw:text-box>
        </draw:frame>
        <draw:frame draw:style-name="gr2" draw:text-style-name="P6" draw:layer="layout" svg:width="1.649cm" svg:height="0.422cm" svg:x="3.197cm" svg:y="14.467cm">
          <draw:text-box>
            <text:p text:style-name="P5"><text:span text:style-name="T5">a</text:span><text:span text:style-name="T5">n</text:span><text:span text:style-name="T5">y</text:span><text:span text:style-name="T5">w</text:span><text:span text:style-name="T5">a</text:span><text:span text:style-name="T5">y</text:span><text:span text:style-name="T5">?</text:span><text:span text:style-name="T5"> </text:span></text:p>
          </draw:text-box>
        </draw:frame>
        <draw:frame draw:style-name="gr2" draw:text-style-name="P3" draw:layer="layout" svg:width="0.422cm" svg:height="0.424cm" svg:x="2.628cm" svg:y="16.87cm">
          <draw:text-box>
            <text:p text:style-name="P2"><text:span text:style-name="T2">4.</text:span></text:p>
          </draw:text-box>
        </draw:frame>
        <draw:frame draw:style-name="gr2" draw:text-style-name="P3" draw:layer="layout" svg:width="0.422cm" svg:height="0.475cm" svg:x="2.916cm" svg:y="16.79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1.872cm" svg:height="0.424cm" svg:x="3.263cm" svg:y="16.87cm">
          <draw:text-box>
            <text:p text:style-name="P2"><text:span text:style-name="T2">Which one was faster, Alice’s streams </text:span><text:span text:style-name="T2">I/O or Bobby’s mmap()? </text:span></text:p>
          </draw:text-box>
        </draw:frame>
        <draw:frame draw:style-name="gr2" draw:text-style-name="P3" draw:layer="layout" svg:width="0.422cm" svg:height="0.424cm" svg:x="2.653cm" svg:y="18.902cm">
          <draw:text-box>
            <text:p text:style-name="P2"><text:span text:style-name="T2">5.</text:span></text:p>
          </draw:text-box>
        </draw:frame>
        <draw:frame draw:style-name="gr2" draw:text-style-name="P3" draw:layer="layout" svg:width="0.422cm" svg:height="0.475cm" svg:x="2.941cm" svg:y="18.82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3.752cm" svg:height="0.424cm" svg:x="3.288cm" svg:y="18.902cm">
          <draw:text-box>
            <text:p text:style-name="P2"><text:span text:style-name="T2">Read about “stable” sorts, and explain why both of these two are twerps. </text:span></text:p>
          </draw:text-box>
        </draw:frame>
        <draw:frame draw:style-name="gr2" draw:text-style-name="P3" draw:layer="layout" svg:width="0.422cm" svg:height="0.424cm" svg:x="3.266cm" svg:y="14.285cm">
          <draw:text-box>
            <text:p text:style-name="P2"><text:span text:style-name="T2"><text:s/></text:span></text:p>
          </draw:text-box>
        </draw:frame>
        <draw:frame draw:style-name="gr4" draw:text-style-name="P7" draw:layer="layout" svg:width="17.287cm" svg:height="0.941cm" svg:x="2.816cm" svg:y="6.761cm">
          <draw:text-box>
            <text:p><text:span text:style-name="T7">F</text:span><text:span text:style-name="T7">o</text:span><text:span text:style-name="T7">r</text:span><text:span text:style-name="T7"> </text:span><text:span text:style-name="T7">s</text:span><text:span text:style-name="T7">o</text:span><text:span text:style-name="T7">l</text:span><text:span text:style-name="T7">i</text:span><text:span text:style-name="T7">d</text:span><text:span text:style-name="T7"> </text:span><text:span text:style-name="T7">s</text:span><text:span text:style-name="T7">t</text:span><text:span text:style-name="T7">a</text:span><text:span text:style-name="T7">t</text:span><text:span text:style-name="T7">e</text:span><text:span text:style-name="T7"> </text:span><text:span text:style-name="T7">d</text:span><text:span text:style-name="T7">r</text:span><text:span text:style-name="T7">i</text:span><text:span text:style-name="T7">v</text:span><text:span text:style-name="T7">e</text:span><text:span text:style-name="T7">s</text:span><text:span text:style-name="T7">, </text:span><text:span text:style-name="T7">t</text:span><text:span text:style-name="T7">h</text:span><text:span text:style-name="T7">e</text:span><text:span text:style-name="T7">y</text:span><text:span text:style-name="T7"> </text:span><text:span text:style-name="T7">o</text:span><text:span text:style-name="T7">p</text:span><text:span text:style-name="T7">e</text:span><text:span text:style-name="T7">r</text:span><text:span text:style-name="T7">a</text:span><text:span text:style-name="T7">t</text:span><text:span text:style-name="T7">e</text:span><text:span text:style-name="T7"> </text:span><text:span text:style-name="T7">b</text:span><text:span text:style-name="T7">e</text:span><text:span text:style-name="T7">t</text:span><text:span text:style-name="T7">t</text:span><text:span text:style-name="T7">e</text:span><text:span text:style-name="T7">r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r</text:span><text:span text:style-name="T7">a</text:span><text:span text:style-name="T7">n</text:span><text:span text:style-name="T7">d</text:span><text:span text:style-name="T7">o</text:span><text:span text:style-name="T7">m</text:span><text:span text:style-name="T7">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r</text:span><text:span text:style-name="T7">a</text:span><text:span text:style-name="T7">t</text:span><text:span text:style-name="T7">h</text:span><text:span text:style-name="T7">e</text:span><text:span text:style-name="T7">r</text:span><text:span text:style-name="T7"> </text:span><text:span text:style-name="T7">t</text:span><text:span text:style-name="T7">h</text:span><text:span text:style-name="T7">a</text:span><text:span text:style-name="T7">n</text:span><text:span text:style-name="T7"> </text:span><text:span text:style-name="T7">s</text:span><text:span text:style-name="T7">e</text:span><text:span text:style-name="T7">q</text:span><text:span text:style-name="T7">u</text:span><text:span text:style-name="T7">e</text:span><text:span text:style-name="T7">n</text:span><text:span text:style-name="T7">t</text:span><text:span text:style-name="T7">i</text:span><text:span text:style-name="T7">a</text:span><text:span text:style-name="T7">l </text:span><text:span text:style-name="T7">a</text:span><text:span text:style-name="T7">c</text:span><text:span text:style-name="T7">c</text:span><text:span text:style-name="T7">e</text:span><text:span text:style-name="T7">s</text:span><text:span text:style-name="T7">s</text:span><text:span text:style-name="T7"> </text:span><text:span text:style-name="T7">l</text:span><text:span text:style-name="T7">i</text:span><text:span text:style-name="T7">k</text:span><text:span text:style-name="T7">e</text:span><text:span text:style-name="T7"> </text:span><text:span text:style-name="T7">H</text:span><text:span text:style-name="T7">D</text:span><text:span text:style-name="T7">D</text:span><text:span text:style-name="T7">s</text:span><text:span text:style-name="T7">,</text:span></text:p>
            <text:p><text:span text:style-name="T7">h</text:span><text:span text:style-name="T7">o</text:span><text:span text:style-name="T7">w</text:span><text:span text:style-name="T7">e</text:span><text:span text:style-name="T7">v</text:span><text:span text:style-name="T7">e</text:span><text:span text:style-name="T7">r</text:span><text:span text:style-name="T7"> </text:span><text:span text:style-name="T7">i</text:span><text:span text:style-name="T7">t </text:span><text:span text:style-name="T7">i</text:span><text:span text:style-name="T7">s</text:span><text:span text:style-name="T7"> </text:span><text:span text:style-name="T7">s</text:span><text:span text:style-name="T7">t</text:span><text:span text:style-name="T7">i</text:span><text:span text:style-name="T7">l</text:span><text:span text:style-name="T7">l </text:span><text:span text:style-name="T7">r</text:span><text:span text:style-name="T7">e</text:span><text:span text:style-name="T7">l</text:span><text:span text:style-name="T7">e</text:span><text:span text:style-name="T7">v</text:span><text:span text:style-name="T7">a</text:span><text:span text:style-name="T7">n</text:span><text:span text:style-name="T7">t </text:span><text:span text:style-name="T7">t</text:span><text:span text:style-name="T7">o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s</text:span><text:span text:style-name="T7">c</text:span><text:span text:style-name="T7">h</text:span><text:span text:style-name="T7">e</text:span><text:span text:style-name="T7">d</text:span><text:span text:style-name="T7">u</text:span><text:span text:style-name="T7">l</text:span><text:span text:style-name="T7">i</text:span><text:span text:style-name="T7">n</text:span><text:span text:style-name="T7">g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m</text:span><text:span text:style-name="T7"> </text:span><text:span text:style-name="T7">i</text:span><text:span text:style-name="T7">n</text:span><text:span text:style-name="T7"> </text:span><text:span text:style-name="T7">o</text:span><text:span text:style-name="T7">r</text:span><text:span text:style-name="T7">d</text:span><text:span text:style-name="T7">e</text:span><text:span text:style-name="T7">r</text:span><text:span text:style-name="T7"> </text:span><text:span text:style-name="T7">t</text:span><text:span text:style-name="T7">o</text:span><text:span text:style-name="T7"> </text:span><text:span text:style-name="T7">e</text:span><text:span text:style-name="T7">x</text:span><text:span text:style-name="T7">t</text:span><text:span text:style-name="T7">e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i</text:span><text:span text:style-name="T7">r</text:span><text:span text:style-name="T7"> </text:span><text:span text:style-name="T7">l</text:span><text:span text:style-name="T7">i</text:span><text:span text:style-name="T7">f</text:span><text:span text:style-name="T7">e</text:span><text:span text:style-name="T7"> </text:span><text:span text:style-name="T7">s</text:span><text:span text:style-name="T7">p</text:span><text:span text:style-name="T7">a</text:span><text:span text:style-name="T7">n</text:span><text:span text:style-name="T7">.</text:span></text:p>
          </draw:text-box>
        </draw:frame>
        <draw:frame draw:style-name="gr4" draw:text-style-name="P7" draw:layer="layout" svg:width="15.746cm" svg:height="3.291cm" svg:x="3.324cm" svg:y="10.317cm">
          <draw:text-box>
            <text:p><text:span text:style-name="T7">Cheap drive:</text:span></text:p>
            <text:p><text:span text:style-name="T7">$76.99 | Read 515M/s Write 377M/s | cache size not listed</text:span></text:p>
            <text:p><text:span text:style-name="T7">Expensive drive:</text:span></text:p>
            <text:p><text:span text:style-name="T7">$1,428.04 | Read 500M/s Write 260M/s | cache size also not listed</text:span></text:p>
            <text:p><text:span text:style-name="T7"><text:tab/></text:span><text:span text:style-name="T7">The price difference is not justified. The performance is worse on the more expensive</text:span></text:p>
            <text:p><text:span text:style-name="T7">drive, however, something that does not show in the specifications is how reliable the drives</text:span></text:p>
            <text:p><text:span text:style-name="T7">are. The more expensive one may be more reliable.</text:span></text:p>
          </draw:text-box>
        </draw:frame>
        <draw:frame draw:style-name="gr4" draw:text-style-name="P7" draw:layer="layout" svg:width="16.343cm" svg:height="1.411cm" svg:x="3.197cm" svg:y="15.143cm">
          <draw:text-box>
            <text:p><text:span text:style-name="T7">They need a cache because of the abstraction between the OS and the hardware. OSs generally</text:span></text:p>
            <text:p><text:span text:style-name="T7">view any drive, HDD or SSD, as a HDD. Having a cache on the SSD allows operations intended</text:span></text:p>
            <text:p><text:span text:style-name="T7">for HDDs to work much faster.</text:span></text:p>
          </draw:text-box>
        </draw:frame>
        <draw:frame draw:style-name="gr4" draw:text-style-name="P7" draw:layer="layout" svg:width="16.093cm" svg:height="0.941cm" svg:x="3.324cm" svg:y="17.556cm">
          <draw:text-box>
            <text:p><text:span text:style-name="T7">Bobby’s mmap was faster, Alice’s streams I/O had an average of 0.15 seconds. Bobby’s mmap</text:span></text:p>
            <text:p><text:span text:style-name="T7">solution had an average time of 0.001 seconds.</text:span></text:p>
          </draw:text-box>
        </draw:frame>
        <draw:frame draw:style-name="gr4" draw:text-style-name="P7" draw:layer="layout" svg:width="16.694cm" svg:height="0.941cm" svg:x="3.324cm" svg:y="19.588cm">
          <draw:text-box>
            <text:p><text:span text:style-name="T7">Quicksort, a non-stable sort, has a worst case runtime of O(n^2). Using a stable sort like mergesort</text:span></text:p>
            <text:p><text:span text:style-name="T7">means a worst case scenario of O(n log n)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5-01T05:27:33.236434393</dc:date>
    <meta:editing-duration>PT8M37S</meta:editing-duration>
    <meta:editing-cycles>1</meta:editing-cycles>
    <meta:document-statistic meta:object-count="41"/>
    <meta:generator>LibreOffice/6.4.3.2$Linux_X86_64 LibreOffice_project/40$Build-2</meta:generator>
  </office:meta>
</office:document-meta>
</file>